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d62d" officeooo:paragraph-rsid="001fd62d"/>
    </style:style>
    <style:style style:name="P2" style:family="paragraph" style:parent-style-name="Standard">
      <style:text-properties fo:font-weight="bold" officeooo:rsid="001fd62d" officeooo:paragraph-rsid="001fd62d" style:font-weight-asian="bold" style:font-weight-complex="bold"/>
    </style:style>
    <style:style style:name="P3" style:family="paragraph" style:parent-style-name="Standard">
      <style:text-properties fo:font-weight="bold" officeooo:rsid="00219136" officeooo:paragraph-rsid="00219136" style:font-weight-asian="bold" style:font-weight-complex="bold"/>
    </style:style>
    <style:style style:name="P4" style:family="paragraph" style:parent-style-name="Standard">
      <style:text-properties fo:font-weight="bold" officeooo:rsid="002256fe" officeooo:paragraph-rsid="002256fe" style:font-weight-asian="bold" style:font-weight-complex="bold"/>
    </style:style>
    <style:style style:name="P5" style:family="paragraph" style:parent-style-name="Standard">
      <style:text-properties officeooo:rsid="00219136" officeooo:paragraph-rsid="00219136"/>
    </style:style>
    <style:style style:name="P6" style:family="paragraph" style:parent-style-name="Standard">
      <style:text-properties officeooo:rsid="002256fe" officeooo:paragraph-rsid="002256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IC NATURAL LANGUAGE PROCESSING</text:p>
      <text:p text:style-name="P1">Welcome back. This module, we are going to talk about Basic Natural Language Processing, and how it relates to the Text Mining in Python that we have been talking about. So, what is Natural Language? Well, any language that is used in everyday communication by humans is natural language. As compared to something that is artificial language or a computer language like Python. Languages such as English, or Chinese, or Hindi, or Russian, or Spanish are all natural languages. But you know, also the language we use in short text messages or on tweets is also, by this definition natural language, isn't it?</text:p>
      <text:p text:style-name="P1">Play video starting at ::51 and follow transcript0:51</text:p>
      <text:p text:style-name="P1">So then we have to kind of address these as well.</text:p>
      <text:p text:style-name="P1">Play video starting at ::54 and follow transcript0:54</text:p>
      <text:p text:style-name="P1">So then, what is Natural Language Processing? Any computation or manipulation of natural language to get some insights about how words mean and how sentences are constructed is natural language processing.</text:p>
      <text:p text:style-name="P1">Play video starting at :1:10 and follow transcript1:10</text:p>
      <text:p text:style-name="P1">One thing to consider when we look at natural language is that these evolve. For example, new words get added. Like selfie or photobomb.</text:p>
      <text:p text:style-name="P1">Play video starting at :1:21 and follow transcript1:21</text:p>
      <text:p text:style-name="P1">Old words lose popularity.</text:p>
      <text:p text:style-name="P1">Play video starting at :1:24 and follow transcript1:24</text:p>
      <text:p text:style-name="P1">How often have you used thou shalt?</text:p>
      <text:p text:style-name="P1">Play video starting at :1:27 and follow transcript1:27</text:p>
      <text:p text:style-name="P1">Meanings of words change.</text:p>
      <text:p text:style-name="P1">Play video starting at :1:29 and follow transcript1:29</text:p>
      <text:p text:style-name="P1">Words such as learn in Old English meant exactly opposite of what it means now. It used to mean teach.</text:p>
      <text:p text:style-name="P1">Play video starting at :1:36 and follow transcript1:36</text:p>
      <text:p text:style-name="P1">And then language rules themselves may change. So for example, in Old English the position of the verb was at the end of the sentence, rather than the middle as we come to know today.</text:p>
      <text:p text:style-name="P1">Play video starting at :1:49 and follow transcript1:49</text:p>
      <text:p text:style-name="P1">So when we talk about NLP tasks, what do we mean?</text:p>
      <text:p text:style-name="P1">Play video starting at :1:53 and follow transcript1:53</text:p>
      <text:p text:style-name="P1">.... It could mean as simple as counting the words or counting the frequency of a word or finding unique words in a corpus, and then build on to find sentence boundaries or parts of speech to tag a sentence with its part of speech, parse the sentence structure, try to understand more grammatical constructs and see whether they apply for a particular sentence.</text:p>
      <text:p text:style-name="P1">Play video starting at :2:20 and follow transcript2:20</text:p>
      <text:p text:style-name="P1">Identify semantic roles of how these words play. For example, if you have a sentence like Mary loves John. Then you know that Mary is the subject. John is the object, and love is the verb that connects them.</text:p>
      <text:p text:style-name="P1">Play video starting at :2:39 and follow transcript2:39</text:p>
      <text:p text:style-name="P1">You have the other NLP tasks like identifying entities in a sentence. So this is called name entity recognition, and in our previous example of Mary loves John, Mary and John are the two entities. Both persons in that sentence.</text:p>
      <text:p text:style-name="P1">Play video starting at :2:58 and follow transcript2:58</text:p>
      <text:p text:style-name="P1">And then you could have more complicated, more complex tasks like finding which pronoun refers to which entity. This is called co-ref resolution, or co-reference resolution.</text:p>
      <text:p text:style-name="P1">Play video starting at :3:12 and follow transcript3:12</text:p>
      <text:p text:style-name="P1">And there are many, many more tasks that you would do for on free text.</text:p>
      <text:p text:style-name="P1">Play video starting at :3:19 and follow transcript3:19</text:p>
      <text:p text:style-name="P1">The challenge is how to do that in an efficient manner, and how it applies to overall text mining. And you're going to see some of those in the next few videos.</text:p>
      <text:p text:style-name="P3"><text:soft-page-break/>BASIC NLP TASKS WITH NLTK</text:p>
      <text:p text:style-name="P5">In this video, we are going to talk about basic NLP tasks and introduce you to NLTK. So what is NLTK? NLTK stands for Natural Language Toolkit. It is an open source library in Python, and we're going to use it extensively in this video and the next. The advantage of NLTK is that it has support for most NLP tasks and also provides access to numerous text corpora. So let's set it up. We first get NLTK in using the import statement, you have import NLTK and then we can download the text corpora using nltk.download. It's going to take a little while, but then once it comes back you can issue a command like this from nltk.book import * and then it's going to show you the corpora that it has downloaded and made available. You can see that there are nine text corpora. Text1 stands for Moby Dick, text2 is Sense and Sensibility, you have a Wall Street Journal corpus in text7, you have some Personals in text8 and Chat Corpus in text5. So it is quite diverse here. So as I said text1 is Moby Dick. If you look at sentences, it will show you one sentence each from these nine text corpora and sentence one, Call me Ishmael is from text1. And then, if you look at how sentence one looks, sent1 and you see that it has four words. Call me Ishmael and then full stop. Now that we have access to text corpus and multiple text corpora, we can look at counting the vocabulary of words. So text7 if you recall was Wall Street Journal and sent7 which was one sentence from text7 is this, [ 'Pierre', 'Vinken', '61', 'years', 'old', ',', 'will', 'join', 'the', 'board', 'as', 'a', 'nonexecutive', 'director', 'Nov.', '29', '.' ] You have already these words passed out. So you have comma, separate, and you have full stop separate. So the length of sent7 is the number of tokens in this sentence and that's 18. But if you look at length of text7 that's the entire text corpus, you'll see that Wall Street Journal has 100,676 words. It's clear that not all of these are unique. We can see in the previous example that comma is repeated twice and full stop is there and words such as "the" and "a" and so on, are so frequent that they are going to take up a bunch of words from this 100,000 count. So if you see the unique number of words using the command length of set of text7 you'll get 12,408. That means that Wall Street Journal corpus has really only 12,400 unique words even though it is a 100,000-word corpus. Now that we know how to count words, let's look at these words and understand how to get the individual frequencies. So if you want to type out the first 10 words from this set, first 10 unique words, you'll say, list(set(text7))[:10]. That would give you the first 10 words. And in this corpus, the first 10 words really in the set are, 'Mortimer' and 'foul' and 'heights' and 'four' and so on. You can notice that there is this 'u' and a quote before each word. Do you recall what it stands for? You'd recall from the previous videos that 'u' here stands for the UTF-8 encoding. So these have been automatically UTF-8 encoded. So each token is represented as a UTF-8 string. Now, if you have to find out frequency of words, you're going to use this command, frequency distribution, FreqDist and then you create this frequency distribution from text7 that is the Wall Street Journal corpus and store it in this variable called "Dist" you can start finding statistics from this data structure. So you have length of Dist and that will give you 12,408. These are the set of unique words in this word corpus, this Wall Street Journal Corpus. Then, you have dist.keys that gives you the actual words. And that would be your vocab1. And then if you take the first 10 words of vocab1, you will get the same 10 words as we saw up there in the top of the slide. And then, if you want to find out how many times a particular word occurs, you can say, "Give me the distribution of this word four," that is UTF encoded and I'll get the response of 20. That means in this Wall Street Journal corpus, you have four appearing 20 times. What if you want to find out how many times a particular word occurs and also have a condition on the length of the word. So if you have to find out frequent words and say that I would call a word as frequent if that word is at least length five and occurs at least a hundred times, then I can use this command saying w for w in vocab1 if length of w is greater than five and dist of w is greater than 100. And then, I'll get this list of words that satisfy both conditions and you see million and market and president and trading are the words that satisfy this. Why did we have a restriction on length of the word? Because if you don't then words like the or comma or full stop are going to be very very frequent and those will occur more than 100 times and they would come up as frequent words. So this is one way to say, "Oh, you know, the real unique words are ones that are fairly long, at least five characters and occurs fairly often." There are, of course, other ways to do that. Now, if you look at the next task. <text:soft-page-break/>So we know how to count words, how to find unique words. The next task becomes normalizing and stemming words. What does that mean? Normalization is when you have to transform a word to make it appear the same way or the count even though they look very different. So for example, there might be different forms in which the same word occurs. Let's take this example of input1 that has a word list in different forms. You have it capitalized. You have it plural, lists, you have listings and listings and listed as a verb in the past tense and so on. So the first thing you would want to do is to lowercase them. Why? Because you don't want to distinguish the capital list with small case list. So lower would bring it all to lowercase. And then if you split it on space, you'll get five words, list, listed, lists, listing, and listings. So that was normalization. Then, comes stemming. Stemming is to find the root word or the root form of any given word. You can have multiple algorithms to do stemming. The ones that are quite popular and used widely is Porter stemmer and NLTK gives you access to that. nltk.PorterStemmer would create a stemmer and we call it Porter. And then, if you stem a word using the Porter stemmer, you will get the word list for all of them. So no matter whether it is list or listed or listing, it still gives you the stem of a word as list. This is advantageous because you can now count the frequency of list as the list word occurring itself or in any of its derivation forms, any of its morphological variants. Do you want to do it that way? That's a call that you have to make. You really want to distinguish list and listing, which has slightly different meaning. So you may probably not want to do that but you may want to do list and lists to be merged together and just count as one word. So it is a matter of choice here. Porter stemmer has a particular algorithm to do it and it just makes all of these words the same word, list. A slight variant of stemming is lemmatization. Lemmatization is where you want to have the words that come out to be actually meaningful. Let's take an example. NLTK has a corpus of the universal declaration of human rights as one of its corpus. So if you say nltk.corpus.udhr, that is the Universal Declaration of Human Rights, dot words, and then they are end quoted with English Latin, this will give you all the entire declaration as a variable udhr. So, if you just print out the first 20 words, you'll see that Universal Declaration of Human Rights and there is a preamble and then it starts as whereas recognition of the inherent dignity and of the equal and inalienable rights of people and so on. So it continues that way. Now, if you use the Porter stemmer on these words and get the stemmed version, you'll see that it takes out these common suffixes. So universal became universe without really an e at the end and declaration became declar, and of is of and human right is the same, rights became right, and so on. But now you see that univers and declar are not really valid words. So lemmatization would do that stemming, but really keep the resulting tense to be valid words. It is sometimes useful because you want to somehow normalize it, but normalize it to something that is also meaningful. So we could use something like a wordnet lemmatizer that NLTK provides. So you have nltk.WordNetLemmatizer and then if you lemmatize the word from the set that you've been looking so far, what you get is universal declaration of human rights preamble, whereas recognition of the inherent dignity, so basically all these words are valid. How do you know that lemmatizer has worked? If you look at the first string up there and then the last string down here, rights has changed to right. So it has lemmatized it. But you will also notice that the fifth word here, universal declaration of human rights is not lemmatized because that is with a capital R, it's a different word that was not lemmatized to right. But if you had them in lower case, then the rights would become right again, okay? So there are rules of why something was lemmatized and something was kept as is. Once we have handled stemming and lemmatization, let us take a step back and look at the tokens themselves. The task of tokenizing something. So recall that we looked at how to split a sentence into words and tokens and we said we could just split on space. Right? So if you take a text string like this text11 is, "Children shouldn't drink a sugary drink before bed. " And you split on space, you'll get these words. Children shouldn't as one word, drink a sugary drink before bed, but unfortunately, you have a full stop that goes with bed. So it's bed full stop. Okay. So you got, one, two, three, four, five, six, seven, eight – you got eight words out of this sentence. But you can</text:p>
      <text:p text:style-name="P5"><text:s/>already see that it is not really doing a good job because, for example, it is keeping full stop with the word. So you could use the NLTK's inherent or inbuilt tokenizer, the way to call it would be nltk.word_tokenize and can pass the string there and you'll get this nice tokenized sentence. And in <text:soft-page-break/>fact, it differs in two places. Not only is full stop taken away as a separate token, but you will notice that shouldn't became should and this "n't" that stands for "not", and that is important in quite a few NLP task because you want to know negation here. And the way you would do it would be to look for tokens that are a representation of not. So "n't" is one such representation. But now you know that this particular sentence does not really have eight tokens but 10 of them because you've got "n't" and full stop has two new tokens. So we talked about tokenizing a particular sentence and the fact that these punctuation marks have to be separated, there are some unique words like n apostrophe t that should also be separated and so on. But there is even more fundamental question of, what is a sentence and how do you know sentence boundaries? And the reason why that is important is because you want to split sentences from a long text sentence, right? So suppose this example of text12 is, this is the first sentence. A gallon of milk in the U.S. costs $2 99. And is this a third sentence, a question mark. And yes, it is with an exclamation. So already, you know that a sentence can end with a full stop or a question mark or an exclamation mark and so on. But, not all full stops and sentences. So for example, U dot S dot, that stands for US is just one word, has two full stops, but neither of them end the sentence. The same thing with $2.99. That full stop is an indicator of a number but not end of a sentence. We could use NLTK's inbuilt sentence splitter here and if you say something like nltk.sent_tokenize instead of word tokenize, sent tokenize and pass the string, it will give you sentences. If you count the number of sentences in this particular case, we should have four. Yey! We got four. The sentences themselves are exactly what we expect. This is the first sentence, is the first one. A gallon of milk in the US cost $2.99, that's the second one. Is this the third sentence? That's the third one. And yes it is, is the fourth one. So, what did you learn here? NLTK is a widely used toolkit for text and natural language processing. It has quite a few tools and very handy tools to tokenize and split a sentence and then go from there, lemmatize and stem and so on. It gives access to many text corpora as well. And these tasks of sentence splitting and tokenization and lemmatization are quite important preprocessing tasks and they are non-trivial. So you cannot really write a regular expression in a trivial fashion and expect it to work well. And NLTK gives you access to the best algorithms or at least the most suitable algorithms for these tasks.</text:p>
      <text:p text:style-name="P5"/>
      <text:p text:style-name="P4">ADVANCED NLP TASKS WITH NLTK</text:p>
      <text:p text:style-name="P6">In this video, we are going to move on from basic NLP tasks to advanced NLP tasks using NLTK.</text:p>
      <text:p text:style-name="P6">Play video starting at ::17 and follow transcript0:17</text:p>
      <text:p text:style-name="P6">If you recall the NLP tasks that we look so far are counting words, counting frequency of words, finding unique words, finding sentence boundaries, even finding tokens in stemming.</text:p>
      <text:p text:style-name="P6">Play video starting at ::31 and follow transcript0:31</text:p>
      <text:p text:style-name="P6">In this video, we will talk about part of speech tagging and parsing the sentence structure. But other NLP tasks like semantic role labeling and named entity recognition, that we'll cover later on.</text:p>
      <text:p text:style-name="P6">Play video starting at ::46 and follow transcript0:46</text:p>
      <text:p text:style-name="P6">Let's start with part-of-speech tagging, or POS tagging.</text:p>
      <text:p text:style-name="P6">Play video starting at ::50 and follow transcript0:50</text:p>
      <text:p text:style-name="P6">Recall from your high school grammar that part-of-speech are these verb classes like nouns, and verbs, and adjectives.</text:p>
      <text:p text:style-name="P6">Play video starting at :1: and follow transcript1:00</text:p>
      <text:p text:style-name="P6">There are many, many more tags than these. You can see that you have conjunctions and cardinals. Cardinals are, if you have a number, then you are to kind of assign that word class. You have determiner, you have prepositions, you have modal words, you have nouns. Again, nouns could be singular nouns, and plural nouns, and proper nouns. You have possessives and pronouns again of multiple types, you have adverbs, symbols, and then verbs. And verbs themselves are multiple classes, you have verbs and gerunds and past tense verbs and so on.</text:p>
      <text:p text:style-name="P6">Play video starting at :1:37 and follow transcript1:37</text:p>
      <text:p text:style-name="P6">How to get them? Recall that in NLTK, you need to import NLTK first, and then you can get more information about these word classes, by issuing a help command. So nltk.help you've been tagset, <text:soft-page-break/>this comes from upenn tags. So you, if you say upenn_tagset, and then give the tag there, MD, it'll tell you that MD stands for modal auxiliary, and these are the words that are modal words. Can, cannot, could, couldn't, may, might, ought, shall, should, shouldn't, will, would, and so on.</text:p>
      <text:p text:style-name="P6">Play video starting at :2:18 and follow transcript2:18</text:p>
      <text:p text:style-name="P6">So how do you do POS tagging with NLTK? Recall that you have to split a sentence into words, okay.</text:p>
      <text:p text:style-name="P6">Play video starting at :2:26 and follow transcript2:26</text:p>
      <text:p text:style-name="P6">So this example is something that we have seen. Children shouldn't drink a sugary drink before bed. But if I split it into words, so you could use a word_tokenize from an NLTK package that text13 then becomes this individual word. Recall that there were ten words here, children shouldn't, as in a separate token, and then drink a sugary drink before bed, and the full stop is the last token.</text:p>
      <text:p text:style-name="P6">Play video starting at :2:57 and follow transcript2:57</text:p>
      <text:p text:style-name="P6">Then, if you run the post tag there, by using this command nltk.pos_tag on this tokenized form, you'll get the tags, so children is a plural noun, should is a model word, n't is tagged as an end verb, drink is a verb, a is a determiner, sugary is an adjective and so on. So that is how you'll get the part of speech. Now, why do you want part of speech, because if you are trying to club all nouns together because they all have some sort of a similar form or all modulus together then using the part of speech tag gives you one class or one cluster for all of these words, and then you don't have to address them individually. So when your doing some feature engineering or feature extraction that is very useful. We'll talk about features and how to use it next week.</text:p>
      <text:p text:style-name="P6">Play video starting at :4:4 and follow transcript4:04</text:p>
      <text:p text:style-name="P6">Now, that we know how to do POS tagging, we should talk about ambiguity in POS tagging.</text:p>
      <text:p text:style-name="P6">Play video starting at :4:12 and follow transcript4:12</text:p>
      <text:p text:style-name="P6">In fact, ambiguity is very common in English. Let's take this example, visiting aunts can be a nuisance. What do you think it means?</text:p>
      <text:p text:style-name="P6">Play video starting at :4:22 and follow transcript4:22</text:p>
      <text:p text:style-name="P6">Does it mean visiting aunts can be a nuisance, and this going to visit aunt can be nuisance or aunts who are coming in are nuisance.</text:p>
      <text:p text:style-name="P6">Play video starting at :4:35 and follow transcript4:35</text:p>
      <text:p text:style-name="P6">So if you tokenize the word with visiting aunts can be a nuisance and do a pos_tag on that you'll get one tag. So when you say visiting is a verb, and that aunts is a noun, a plural noun.</text:p>
      <text:p text:style-name="P6">Play video starting at :4:54 and follow transcript4:54</text:p>
      <text:p text:style-name="P6">This representation shows that you are doing the act of visiting. So visiting is the verb for the aunt, you are going to visit your aunt.</text:p>
      <text:p text:style-name="P6">Play video starting at :5:6 and follow transcript5:06</text:p>
      <text:p text:style-name="P6">The alternate POS tag would be visiting as an adjective for aunt.</text:p>
      <text:p text:style-name="P6">Play video starting at :5:11 and follow transcript5:11</text:p>
      <text:p text:style-name="P6">So that would mean that the aunts are the ones who are visiting you.</text:p>
      <text:p text:style-name="P6">Play video starting at :5:16 and follow transcript5:16</text:p>
      <text:p text:style-name="P6">So you can see that this particular sentence is ambiguous, the way it is written.</text:p>
      <text:p text:style-name="P6">Play video starting at :5:22 and follow transcript5:22</text:p>
      <text:p text:style-name="P6">POS tagging is not, and if fact, NLTK gives the first version and not the second. And that is because you don't really have a way to say, give me all possible variance. And sometimes the ones that take precedence are the ones where you mostly likely see the word visiting in the context of usages in a large corpus. So visiting is more often used as a continuous or a form of a verb rather than using it as an adjective.</text:p>
      <text:p text:style-name="P6">Play video starting at :5:56 and follow transcript5:56</text:p>
      <text:p text:style-name="P6">So the probability of finding visiting as an adjective is lower and so the first word winds up, but this is a valid alternate representation of POS tag.</text:p>
      <text:p text:style-name="P6">Play video starting at :6:8 and follow transcript6:08</text:p>
      <text:p text:style-name="P6">Okay, so that was POS tagging.</text:p>
      <text:p text:style-name="P6">Play video starting at :6:13 and follow transcript6:13</text:p>
      <text:p text:style-name="P6"><text:soft-page-break/>Once, we have done some POS tagging, we can look at parsing the sentence structure itself. Okay, now, that we have looked at how you would find out the parts of speech of a sentence. Let's look at the sentence structure itself, and parsing of the sentence structure.</text:p>
      <text:p text:style-name="P6">Play video starting at :6:30 and follow transcript6:30</text:p>
      <text:p text:style-name="P6">Making sense of sentences is easy if you follow a well defined grammatic structure, okay? So when you have a sentence like this, Alice loves Bob,</text:p>
      <text:p text:style-name="P6">Play video starting at :6:41 and follow transcript6:41</text:p>
      <text:p text:style-name="P6">you want to know which is the noun and which is the verb and so on. But we also want to know how are they related in the sentence? How did they come together to form the sentence? So in NLTK, you'll use nltk.word_tokenize Alice loves Bob. That'll give you these three words in the sentence, right, Alice loves Bob. Those are the three words, but the sentence itself is constituted of two things. You have noun phrase and verb phrase. The word phrase itself can be a word followed by a noun phrase.</text:p>
      <text:p text:style-name="P6">Play video starting at :7:21 and follow transcript7:21</text:p>
      <text:p text:style-name="P6">That is the grammar extraction in English.</text:p>
      <text:p text:style-name="P6">Play video starting at :7:25 and follow transcript7:25</text:p>
      <text:p text:style-name="P6">And for this particular sentence this is the grammar structure that is used. Now, that we have that, noun trace itself can be a noun, so Alice can be a noun and then Bob is the other noun and there is one verb that is loves.</text:p>
      <text:p text:style-name="P6">Play video starting at :7:39 and follow transcript7:39</text:p>
      <text:p text:style-name="P6">So by doing this structure and writing out this grammar where you have these grammar rules on the right saying S gives NP VP, VP is V and NP, and then Alice and Bob can be NP and loves would be a V. You have created what is called a context free grammar.</text:p>
      <text:p text:style-name="P6">Play video starting at :8:1 and follow transcript8:01</text:p>
      <text:p text:style-name="P6">And then you can use NLTK's contextual grammar input statements like nltk.CFG.fromstring, and then you write the string out, that will give you the grammar.</text:p>
      <text:p text:style-name="P6">Play video starting at :8:13 and follow transcript8:13</text:p>
      <text:p text:style-name="P6">And you can use this grammar to parse the sentence. So you can use nltk.ChartParser, you create a parser using the grammar that you have defined, sort is as parser, and then parse the sentence. So you parse text15, and when you parse it, it gives you parse trees. And then you can print that tree, so you'll print the tree as this. So the way you will parse it out, for lack of a better word, is you have S, that's sentence, that constitutes two brackets. The NP bracket that has Alice and a VP bracket where a VP bracket has a V bracket for loves the verb and an empty bracket for Bob exactly the way we have drawn the tree.</text:p>
      <text:p text:style-name="P6">Play video starting at :9: and follow transcript9:00</text:p>
      <text:p text:style-name="P6">As with part of speech tagging parsing also is ambiguous and ambiguity may exist even if sentences are grammatically correct. So let's take this example, this is a very famous example. I saw the man with a telescope.</text:p>
      <text:p text:style-name="P6">Play video starting at :9:17 and follow transcript9:17</text:p>
      <text:p text:style-name="P6">Now, did you see with the telescope? Or did you see the man who was holding a telescope?</text:p>
      <text:p text:style-name="P6">Play video starting at :9:25 and follow transcript9:25</text:p>
      <text:p text:style-name="P6">There are two meanings, and the meaning is with respect to where this preposition with the telescope gets attached. So this is a typical preposition attachment problem.</text:p>
      <text:p text:style-name="P6">Play video starting at :9:38 and follow transcript9:38</text:p>
      <text:p text:style-name="P6">And if you look at the grammar, you will see where that ambiguity comes in. The fact that this is grammatically correct is because you have sentence that is noun phrase and verb phrase. But then this verb phrase can be split into two things. So noun phrase is I, that is clear. But verb phrase could either be a verb followed by a noun phrase as in, saw the man with the telescope.</text:p>
      <text:p text:style-name="P6">Play video starting at :10:7 and follow transcript10:07</text:p>
      <text:p text:style-name="P6">Or it could be a verb phrase followed by a preposition phrase, where you have the verb phrase is, saw the man, because verb phrase could still be verb and a noun phrase, that's what the saw the man <text:soft-page-break/>is. And then you have preposition phrase, which is preposition in a noun phrase, so with and the telescope.</text:p>
      <text:p text:style-name="P6">Play video starting at :10:28 and follow transcript10:28</text:p>
      <text:p text:style-name="P6">So these are the two alternatives, the bold red and the dotted red. And those are the two trees that distinguish the two meanings of you would parse out the meaning from the sentence.</text:p>
      <text:p text:style-name="P6">Play video starting at :10:42 and follow transcript10:42</text:p>
      <text:p text:style-name="P6">We can do the same thing and this becomes apparent when we use NLTK's parsing as well. So you first tokenize the sentence, nltk.word_tokenize I saw the man with a telescope.</text:p>
      <text:p text:style-name="P6">Play video starting at :10:55 and follow transcript10:55</text:p>
      <text:p text:style-name="P6">And you can load a grammar, so if write your own file mygrammar1.cfg that has these lines. That the sentence is non-present verb phrase. Then verb phrase could be a verb and a noun phrase or a verb phrase and a preposition phrase. Preposition phrase itself can be a preposition and a noun phrase and so on.</text:p>
      <text:p text:style-name="P6">Play video starting at :11:15 and follow transcript11:15</text:p>
      <text:p text:style-name="P6">And then if you load this up as a grammar using nltk.data.load, that will create a grammar. Then you can create, the grammar has 13 rules, 13 productions, that is what it is called. And then you can create a chart parser using this grammar, so you can say nltk.ChartParser{grammar1), exactly the same way we did it a few slides back.</text:p>
      <text:p text:style-name="P6">Play video starting at :11:41 and follow transcript11:41</text:p>
      <text:p text:style-name="P6">And then print out all trees from this parser from that I sorry the parser you will see that there are indeed two trees. One, which is a noun phrase and a verb phrase where verb phrase has verb phrase and a preposition phrase. And another one which is a noun phrase and a verb phrase where verb phrase is a verb and noun phrase. And the noun phrase itself has a preposition with it.</text:p>
      <text:p text:style-name="P6">Play video starting at :12:8 and follow transcript12:08</text:p>
      <text:p text:style-name="P6">So these are the two parse tree structures that you'll get when you parse using this context with grammar.</text:p>
      <text:p text:style-name="P6">Play video starting at :12:15 and follow transcript12:15</text:p>
      <text:p text:style-name="P6">Now, we gave examples of simple grammars, and said we'll create a context for grammar out of it, but we can not do that every time. In fact, generating the grammar and generating grammar rules itself is a learning task that you could learn, and you need a lot of training data for that. And a lot of manual effort and hours have gone into creating what is known as a tree back, basically, a big collection of parse trees. From Wall Street Journal, and in fact, if we have access to treebank through NLTK. So if you say from NLTK corpus import treebank and say treebank.parsed_sentences this particular first sentence from Wall Street Journal. And you print out, you will see the sentence and you'll realize that you have seen it before. This is that Pierre Vinken sentence. So, Pierre Vinken, 61 years old, will join the board as a nonexecutive director, November 29th. So that sentence has been parsed using this structure, in the tree bank, and you have that available.</text:p>
      <text:p text:style-name="P6">Play video starting at :13:27 and follow transcript13:27</text:p>
      <text:p text:style-name="P6">Just to conclude, you see that there are complexities in part of speech tagging and parsing, beyond just how to do it. So for example, there is this usage and uncommon usage of words. An example is the old man the boat, when you read it you feel that the old man is actually a man who is old, but then you cannot finish the sentence, and parse it properly. The current parse would make man the verb, that is to man something.</text:p>
      <text:p text:style-name="P6">Play video starting at :14:4 and follow transcript14:04</text:p>
      <text:p text:style-name="P6">However, when you do a word tokenize on the sentence do a post stack,</text:p>
      <text:p text:style-name="P6">Play video starting at :14:9 and follow transcript14:09</text:p>
      <text:p text:style-name="P6">you'll get man as a noun, and old as an adjective. And this particular sentence is not grammatically correct, there's no parse string for this structure.</text:p>
      <text:p text:style-name="P6">Play video starting at :14:21 and follow transcript14:21</text:p>
      <text:p text:style-name="P6"><text:soft-page-break/>Sometimes even well formed sentences that have parse structures may still be meaningless, so there is no semantics or meaning associated with that. The great example is, colorless green ideas sleep furiously. When you read this you can see that the sentence structure seems right,</text:p>
      <text:p text:style-name="P6">Play video starting at :14:42 and follow transcript14:42</text:p>
      <text:p text:style-name="P6">but it does not make any sense, meaningless.</text:p>
      <text:p text:style-name="P6">Play video starting at :14:46 and follow transcript14:46</text:p>
      <text:p text:style-name="P6">And that is because when you do, when you find out that the word tokens will be word tokenize and the part of speech tag on that, you will see that it doesn't really do a good job, it says, colorless is a proper noun, and then green is an adjective, rather than saying colorless and green are both adjectives, there is an error there. But even if you remove the word colorless, say, green ideas sleep furiously, you would have the perfect post tag there. Green is an adjective, ideas is a noun, sleep is a verb, and the you have furiously, that is an adverb, and this particular order is perfectly fine. But it still doesn't make any sense meaning wise. So there are many more layers of complexity in language that parse trees and apart of three stacks don't address so far, okay? So to conclude all of the take home concepts here, we looked at POS tagging and saw how it provides insight into the word classes, and word types. In the sentence, parsing the grammatical structures helps derive meaning.</text:p>
      <text:p text:style-name="P6">Play video starting at :15:53 and follow transcript15:53</text:p>
      <text:p text:style-name="P6">Both tasks are difficult, and there is linguistic ambiguity that increases the difficulty even more. And you need better models, and you can learn those using supervised learning,</text:p>
      <text:p text:style-name="P6">Play video starting at :16:3 and follow transcript16:03</text:p>
      <text:p text:style-name="P6">NLTK provides access to these tools and also has data, in terms of tree bank for example, that could be used for training.</text:p>
      <text:p text:style-name="P6">Play video starting at :16:11 and follow transcript16:11</text:p>
      <text:p text:style-name="P6">Next module, we're going to go into more detail about how do you train these models, how do you build a supervised method, and supervised technique, for these. But that's for anoth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2T16:50:53.508431309</meta:creation-date>
    <dc:date>2021-05-02T19:15:24.447200575</dc:date>
    <meta:editing-duration>PT2H24M35S</meta:editing-duration>
    <meta:editing-cycles>3</meta:editing-cycles>
    <meta:generator>LibreOffice/6.0.7.3$Linux_X86_64 LibreOffice_project/00m0$Build-3</meta:generator>
    <meta:document-statistic meta:table-count="0" meta:image-count="0" meta:object-count="0" meta:page-count="8" meta:paragraph-count="135" meta:word-count="5742" meta:character-count="31760" meta:non-whitespace-character-count="26151"/>
  </office:meta>
</office:document-meta>
</file>